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0E2D6EE4C65F2CCF7B7.png" manifest:media-type="image/png"/>
  <manifest:file-entry manifest:full-path="Pictures/100000000000020B0000007B516AA6C98CF57B4C.png" manifest:media-type="image/png"/>
  <manifest:file-entry manifest:full-path="Pictures/10000000000001D7000001FA1487FACF6D1B07F0.png" manifest:media-type="image/png"/>
  <manifest:file-entry manifest:full-path="Pictures/10000000000001D2000001F8D5A69821D73F1C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564cm" svg:height="2.013cm" svg:x="0.536cm" svg:y="0.187cm">
          <draw:image xlink:href="Pictures/100000000000020B0000007B516AA6C98CF57B4C.png" xlink:type="simple" xlink:show="embed" xlink:actuate="onLoad">
            <text:p/>
          </draw:image>
        </draw:frame>
        <draw:frame draw:style-name="gr1" draw:text-style-name="P1" draw:layer="layout" svg:width="5.592cm" svg:height="6.048cm" svg:x="0.508cm" svg:y="2.252cm">
          <draw:image xlink:href="Pictures/10000000000001D2000001F8D5A69821D73F1C71.png" xlink:type="simple" xlink:show="embed" xlink:actuate="onLoad">
            <text:p/>
          </draw:image>
        </draw:frame>
        <draw:frame draw:style-name="gr1" draw:text-style-name="P1" draw:layer="layout" svg:width="5.653cm" svg:height="6.073cm" svg:x="7.559cm" svg:y="2.227cm">
          <draw:image xlink:href="Pictures/10000000000001D7000001FA1487FACF6D1B07F0.png" xlink:type="simple" xlink:show="embed" xlink:actuate="onLoad">
            <text:p/>
          </draw:image>
        </draw:frame>
        <draw:line draw:style-name="gr2" draw:text-style-name="P2" draw:layer="layout" svg:x1="1.4cm" svg:y1="4.1cm" svg:x2="3.1cm" svg:y2="4.4cm">
          <text:p/>
        </draw:line>
        <draw:line draw:style-name="gr2" draw:text-style-name="P2" draw:layer="layout" svg:x1="3.8cm" svg:y1="4.6cm" svg:x2="11.2cm" svg:y2="7.9cm">
          <text:p/>
        </draw:line>
        <draw:frame draw:style-name="gr1" draw:text-style-name="P1" draw:layer="layout" svg:width="6.34cm" svg:height="2.563cm" svg:x="7.46cm" svg:y="8.937cm">
          <draw:image xlink:href="Pictures/100000000000022F000000E2D6EE4C65F2CCF7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6:38:43.099000000</dc:date>
    <meta:editing-duration>PT11M23S</meta:editing-duration>
    <meta:editing-cycles>3</meta:editing-cycles>
    <meta:generator>LibreOffice/5.1.4.2$Windows_x86 LibreOffice_project/f99d75f39f1c57ebdd7ffc5f42867c12031db97a</meta:generator>
    <meta:document-statistic meta:object-count="6"/>
  </office:meta>
</office:document-meta>
</file>